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e8bf6a" style:font-name="JetBrains Mono" fo:font-weight="normal" style:font-weight-asian="normal" style:font-weight-complex="normal"/>
    </style:style>
    <style:style style:name="P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cc7832" style:font-name="JetBrains Mono" fo:background-color="#232525"/>
    </style:style>
    <style:style style:name="P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background-color="#232525"/>
    </style:style>
    <style:style style:name="T2" style:family="text">
      <style:text-properties fo:color="#cc7832" fo:background-color="#232525"/>
    </style:style>
    <style:style style:name="T3" style:family="text">
      <style:text-properties fo:color="#9876aa" fo:background-color="#232525"/>
    </style:style>
    <style:style style:name="T4" style:family="text">
      <style:text-properties fo:color="#9876aa" style:font-name="JetBrains Mono" fo:background-color="#232525"/>
    </style:style>
    <style:style style:name="T5" style:family="text">
      <style:text-properties fo:color="#ffc66d" fo:background-color="#232525"/>
    </style:style>
    <style:style style:name="T6" style:family="text">
      <style:text-properties fo:color="#ffc66d" style:font-name="JetBrains Mono" fo:background-color="#232525"/>
    </style:style>
    <style:style style:name="T7" style:family="text">
      <style:text-properties style:font-name="JetBrains Mono"/>
    </style:style>
    <style:style style:name="T8" style:family="text">
      <style:text-properties style:font-name="JetBrains Mono" fo:background-color="#232525"/>
    </style:style>
    <style:style style:name="T9" style:family="text">
      <style:text-properties fo:color="#e8bf6a"/>
    </style:style>
    <style:style style:name="T10" style:family="text">
      <style:text-properties fo:color="#e8bf6a" style:font-name="JetBrains Mono"/>
    </style:style>
    <style:style style:name="T11" style:family="text">
      <style:text-properties fo:color="#bababa" style:font-name="JetBrains Mono"/>
    </style:style>
    <style:style style:name="T12" style:family="text">
      <style:text-properties fo:color="#a5c261"/>
    </style:style>
    <style:style style:name="T13" style:family="text">
      <style:text-properties fo:color="#a5c261" style:font-name="JetBrains Mono"/>
    </style:style>
    <style:style style:name="T14" style:family="text">
      <style:text-properties fo:color="#6a8759" style:font-name="JetBrains Mono" fo:background-color="#23252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est data and if not found, apply an empty array:</text:p>
      <text:p text:style-name="Standard">…. → resellers ?? [];</text:p>
      <text:p text:style-name="Standard"/>
      <text:p text:style-name="P1">Validierung von Requests</text:p>
      <text:h text:style-name="Heading_20_2" text:outline-level="2">request-&gt;validate([....]) wird, wenn die Validation fehlschlägt, zur letzten View redirecten und einen error mitgeben. Diesen kann man in der Blade wie folgt anzeigen:</text:h>
      <text:p text:style-name="P9"><text:span text:style-name="T2">@if(</text:span><text:span text:style-name="T3">$errors</text:span><text:span text:style-name="T1">-&gt;</text:span><text:span text:style-name="T5">any</text:span><text:span text:style-name="T1">()</text:span><text:span text:style-name="T2">)</text:span></text:p>
      <text:p text:style-name="P8"><text:span text:style-name="T2"><text:s text:c="4"/></text:span><text:span text:style-name="T10">&lt;v-alert </text:span><text:span text:style-name="T11">type</text:span><text:span text:style-name="T13">="error"</text:span><text:span text:style-name="T10">&gt;</text:span><text:span text:style-name="T7">Die Kalenderanzahl konnte aufgrund invalider Eingaben nicht geändert werden</text:span><text:span text:style-name="T10">&lt;/v-alert&gt;</text:span></text:p>
      <text:p text:style-name="P6">@endif</text:p>
      <text:p text:style-name="Standard"/>
      <text:p text:style-name="P2">Anzeigen von Errors bei Validierung: (Beispiel DEV-2015 reseller.user.create.blade.php)</text:p>
      <text:p text:style-name="P5">&lt;v-text-field</text:p>
      <text:p text:style-name="P8"><text:span text:style-name="T9"><text:s text:c="8"/></text:span><text:span text:style-name="T11">label</text:span><text:span text:style-name="T13">="Vorname"</text:span></text:p>
      <text:p text:style-name="P8"><text:span text:style-name="T12"><text:s text:c="8"/></text:span><text:span text:style-name="T11">name</text:span><text:span text:style-name="T13">="first_name"</text:span></text:p>
      <text:p text:style-name="P8"><text:span text:style-name="T12"><text:s text:c="8"/></text:span><text:span text:style-name="T11">type</text:span><text:span text:style-name="T13">="text"</text:span></text:p>
      <text:p text:style-name="P8"><text:span text:style-name="T12"><text:s text:c="8"/></text:span><text:span text:style-name="T11">value</text:span><text:span text:style-name="T13">="</text:span><text:span text:style-name="T8">{{old(</text:span><text:span text:style-name="T14">'first_name'</text:span><text:span text:style-name="T8">)}}</text:span><text:span text:style-name="T13">"</text:span></text:p>
      <text:p text:style-name="P8"><text:span text:style-name="T12"><text:s text:c="8"/></text:span><text:span text:style-name="T11">error-messages</text:span><text:span text:style-name="T13">="</text:span><text:span text:style-name="T8">{{</text:span><text:span text:style-name="T4">$errors</text:span><text:span text:style-name="T8">-&gt;</text:span><text:span text:style-name="T6">first</text:span><text:span text:style-name="T8">(</text:span><text:span text:style-name="T14">'first_name'</text:span><text:span text:style-name="T8">)}}</text:span><text:span text:style-name="T13">"</text:span></text:p>
      <text:p text:style-name="P7">&gt;&lt;/v-text-field&gt;</text:p>
      <text:p text:style-name="P2"/>
      <text:p text:style-name="P2">Ausfüllen der Form mit alten Daten bei fehlgeschlagener Validierung:</text:p>
      <text:p text:style-name="P5">&lt;v-text-field</text:p>
      <text:p text:style-name="P8"><text:span text:style-name="T9"><text:s text:c="8"/></text:span><text:span text:style-name="T11">label</text:span><text:span text:style-name="T13">="Vorname"</text:span></text:p>
      <text:p text:style-name="P8"><text:span text:style-name="T12"><text:s text:c="8"/></text:span><text:span text:style-name="T11">name</text:span><text:span text:style-name="T13">="first_name"</text:span></text:p>
      <text:p text:style-name="P8"><text:span text:style-name="T12"><text:s text:c="8"/></text:span><text:span text:style-name="T11">type</text:span><text:span text:style-name="T13">="text"</text:span></text:p>
      <text:p text:style-name="P8"><text:span text:style-name="T12"><text:s text:c="8"/></text:span><text:span text:style-name="T11">value</text:span><text:span text:style-name="T13">="</text:span><text:span text:style-name="T8">{{old(</text:span><text:span text:style-name="T14">'first_name'</text:span><text:span text:style-name="T8">)}}</text:span><text:span text:style-name="T13">"</text:span></text:p>
      <text:p text:style-name="P8"><text:span text:style-name="T12"><text:s text:c="8"/></text:span><text:span text:style-name="T11">error-messages</text:span><text:span text:style-name="T13">="</text:span><text:span text:style-name="T8">{{</text:span><text:span text:style-name="T4">$errors</text:span><text:span text:style-name="T8">-&gt;</text:span><text:span text:style-name="T6">first</text:span><text:span text:style-name="T8">(</text:span><text:span text:style-name="T14">'first_name'</text:span><text:span text:style-name="T8">)}}</text:span><text:span text:style-name="T13">"</text:span></text:p>
      <text:p text:style-name="P7">&gt;&lt;/v-text-field&gt;</text:p>
      <text:p text:style-name="P2"/>
      <text:p text:style-name="P3">Seeder</text:p>
      <text:p text:style-name="P4">Create seeder: php artisan make:seeder <text:span text:style-name="T15">SeederName</text:span></text:p>
      <text:p text:style-name="P4"><text:span text:style-name="T17">Hs one method → run(). Will be run by calling php artisan </text:span><text:a xlink:type="simple" xlink:href="db:seed" text:style-name="Internet_20_link" text:visited-style-name="Visited_20_Internet_20_Link"><text:span text:style-name="T17">db:seed</text:span></text:a></text:p>
      <text:p text:style-name="P10"/>
      <text:p text:style-name="P10"/>
      <text:p text:style-name="P10"/>
      <text:p text:style-name="P11"><text:span text:style-name="T17">Passwort verschlüsseln: </text:span><text:span text:style-name="T18">bcrypt(</text:span><text:span text:style-name="T16">string</text:span><text:span text:style-name="T18">)</text:span></text:p>
      <text:p text:style-name="P11"><text:span text:style-name="T18"/></text:p>
      <text:p text:style-name="P11"><text:span text:style-name="T18"/></text:p>
      <text:p text:style-name="P11"><text:span text:style-name="T18">Validierungsfeldernamen für Erroranzeigen anpassen:</text:span></text:p>
      <text:p text:style-name="P11"><text:span text:style-name="T18">resources/lang/de/validation.php → Unten Felder übersetz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09:30:55</meta:creation-date>
    <meta:generator>OpenOffice/4.1.7$Unix OpenOffice.org_project/417m1$Build-9800</meta:generator>
    <dc:date>2020-07-24T13:23:07</dc:date>
    <meta:editing-duration>P3DT19H22M57S</meta:editing-duration>
    <meta:editing-cycles>7</meta:editing-cycles>
    <dc:creator>Norbert Mosinski</dc:creator>
    <meta:document-statistic meta:table-count="0" meta:image-count="0" meta:object-count="0" meta:page-count="1" meta:paragraph-count="29" meta:word-count="117" meta:character-count="1202"/>
  </office:meta>
</office:document-meta>
</file>